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horndale AMT" svg:font-family="Thorndale AMT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Courier" svg:font-family="Courier" style:font-family-generic="modern" style:font-pitch="fixed" svg:panose-1="2 7 4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color="#0000FF"/>
    </style:style>
    <style:style style:name="P5" style:parent-style-name="Standard" style:family="paragraph">
      <style:text-properties fo:font-size="11pt" style:font-size-asian="11pt" style:font-size-complex="11pt"/>
    </style:style>
    <style:style style:name="P6" style:parent-style-name="Standard" style:family="paragraph">
      <style:paragraph-properties fo:margin-left="0.9847in">
        <style:tab-stops/>
      </style:paragraph-properties>
    </style:style>
    <style:style style:name="T7" style:parent-style-name="Fuentedepárrafopredeter.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8" style:parent-style-name="Fuentedepárrafopredeter." style:family="text">
      <style:text-properties fo:font-size="11pt" style:font-size-asian="11pt" style:font-size-complex="11pt"/>
    </style:style>
    <style:style style:name="T9" style:parent-style-name="Fuentedepárrafopredeter." style:family="text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0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1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12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13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14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15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16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17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8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19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20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21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22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23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24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25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26" style:parent-style-name="Standard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27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 fo:language="en" fo:country="US"/>
    </style:style>
    <style:style style:name="P28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 fo:language="en" fo:country="US"/>
    </style:style>
    <style:style style:name="P29" style:parent-style-name="Standard" style:family="paragraph">
      <style:paragraph-properties fo:margin-left="0.9847in">
        <style:tab-stops/>
      </style:paragraph-properties>
      <style:text-properties fo:font-weight="bold" style:font-weight-asian="bold" fo:font-size="11pt" style:font-size-asian="11pt" style:font-size-complex="11pt" fo:language="en" fo:country="US"/>
    </style:style>
    <style:style style:name="P30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 fo:language="en" fo:country="US"/>
    </style:style>
    <style:style style:name="P31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 fo:language="en" fo:country="US"/>
    </style:style>
    <style:style style:name="P32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 fo:language="en" fo:country="US"/>
    </style:style>
    <style:style style:name="P33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 fo:language="en" fo:country="US"/>
    </style:style>
    <style:style style:name="P34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 fo:language="en" fo:country="US"/>
    </style:style>
    <style:style style:name="P35" style:parent-style-name="Standard" style:family="paragraph">
      <style:paragraph-properties fo:margin-left="0.9847in">
        <style:tab-stops/>
      </style:paragraph-properties>
      <style:text-properties fo:font-size="11pt" style:font-size-asian="11pt" style:font-size-complex="11pt"/>
    </style:style>
    <style:style style:name="P36" style:parent-style-name="Standard" style:family="paragraph">
      <style:paragraph-properties fo:margin-left="0.9847in">
        <style:tab-stops/>
      </style:paragraph-properties>
      <style:text-properties fo:color="#000000" fo:font-size="11pt" style:font-size-asian="11pt" style:font-size-complex="11pt"/>
    </style:style>
    <style:style style:name="P3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38" style:parent-style-name="Fuentedepárrafopredeter." style:family="text">
      <style:text-properties fo:font-weight="bold" style:font-weight-asian="bold" style:font-weight-complex="bold"/>
    </style:style>
    <style:style style:name="P39" style:parent-style-name="Standard" style:family="paragraph">
      <style:text-properties fo:color="#0000FF"/>
    </style:style>
    <style:style style:name="P40" style:parent-style-name="Standard" style:family="paragraph">
      <style:text-properties fo:font-size="10.5pt" style:font-size-asian="10.5pt" style:font-size-complex="10.5pt"/>
    </style:style>
    <style:style style:name="P41" style:parent-style-name="Standard" style:family="paragraph">
      <style:text-properties fo:font-size="10.5pt" style:font-size-asian="10.5pt" style:font-size-complex="10.5pt"/>
    </style:style>
    <style:style style:name="P42" style:parent-style-name="Standard" style:family="paragraph">
      <style:text-properties fo:color="#800000" fo:font-size="10.5pt" style:font-size-asian="10.5pt" style:font-size-complex="10.5pt"/>
    </style:style>
    <style:style style:name="P43" style:parent-style-name="Standard" style:family="paragraph">
      <style:text-properties fo:font-size="10.5pt" style:font-size-asian="10.5pt" style:font-size-complex="10.5pt"/>
    </style:style>
    <style:style style:name="P44" style:parent-style-name="Standard" style:family="paragraph">
      <style:text-properties fo:color="#99284C" fo:font-size="10.5pt" style:font-size-asian="10.5pt" style:font-size-complex="10.5pt"/>
    </style:style>
    <style:style style:name="P45" style:parent-style-name="Standard" style:family="paragraph">
      <style:text-properties fo:color="#99284C" fo:font-size="10.5pt" style:font-size-asian="10.5pt" style:font-size-complex="10.5pt"/>
    </style:style>
    <style:style style:name="P46" style:parent-style-name="Standard" style:family="paragraph">
      <style:text-properties fo:color="#99284C" fo:font-size="10.5pt" style:font-size-asian="10.5pt" style:font-size-complex="10.5pt"/>
    </style:style>
    <style:style style:name="P47" style:parent-style-name="Standard" style:family="paragraph">
      <style:text-properties fo:color="#99284C" fo:font-size="10.5pt" style:font-size-asian="10.5pt" style:font-size-complex="10.5pt"/>
    </style:style>
    <style:style style:name="P48" style:parent-style-name="Standard" style:family="paragraph">
      <style:paragraph-properties fo:margin-left="0.4923in">
        <style:tab-stops/>
      </style:paragraph-properties>
      <style:text-properties fo:color="#83CAFF" fo:font-size="10.5pt" style:font-size-asian="10.5pt" style:font-size-complex="10.5pt"/>
    </style:style>
    <style:style style:name="P49" style:parent-style-name="Standard" style:family="paragraph">
      <style:text-properties fo:color="#000000" fo:font-size="10.5pt" style:font-size-asian="10.5pt" style:font-size-complex="10.5pt"/>
    </style:style>
    <style:style style:name="P50" style:parent-style-name="Standard" style:family="paragraph">
      <style:text-properties fo:font-size="10.5pt" style:font-size-asian="10.5pt" style:font-size-complex="10.5pt"/>
    </style:style>
    <style:style style:name="P51" style:parent-style-name="Standard" style:family="paragraph">
      <style:text-properties fo:font-size="10.5pt" style:font-size-asian="10.5pt" style:font-size-complex="10.5pt"/>
    </style:style>
    <style:style style:name="P52" style:parent-style-name="Standard" style:family="paragraph">
      <style:text-properties fo:font-size="10.5pt" style:font-size-asian="10.5pt" style:font-size-complex="10.5pt"/>
    </style:style>
    <style:style style:name="P53" style:parent-style-name="Standard" style:family="paragraph">
      <style:text-properties fo:color="#943634" fo:font-size="10.5pt" style:font-size-asian="10.5pt" style:font-size-complex="10.5pt"/>
    </style:style>
    <style:style style:name="P54" style:parent-style-name="Standard" style:family="paragraph">
      <style:text-properties fo:color="#99284C" fo:font-size="10.5pt" style:font-size-asian="10.5pt" style:font-size-complex="10.5pt"/>
    </style:style>
    <style:style style:name="P55" style:parent-style-name="Standard" style:family="paragraph">
      <style:text-properties fo:color="#99284C" fo:font-size="10.5pt" style:font-size-asian="10.5pt" style:font-size-complex="10.5pt"/>
    </style:style>
    <style:style style:name="P56" style:parent-style-name="Standard" style:family="paragraph">
      <style:text-properties fo:color="#99284C" fo:font-size="10.5pt" style:font-size-asian="10.5pt" style:font-size-complex="10.5pt"/>
    </style:style>
    <style:style style:name="P57" style:parent-style-name="Standard" style:family="paragraph">
      <style:text-properties fo:color="#000080" fo:font-size="10.5pt" style:font-size-asian="10.5pt" style:font-size-complex="10.5pt"/>
    </style:style>
    <style:style style:name="P58" style:parent-style-name="Standard" style:family="paragraph">
      <style:text-properties fo:color="#000080" fo:font-size="10.5pt" style:font-size-asian="10.5pt" style:font-size-complex="10.5pt"/>
    </style:style>
    <style:style style:name="P59" style:parent-style-name="Standard" style:family="paragraph">
      <style:text-properties fo:color="#99284C" fo:font-size="10.5pt" style:font-size-asian="10.5pt" style:font-size-complex="10.5pt"/>
    </style:style>
    <style:style style:name="P60" style:parent-style-name="Standard" style:family="paragraph">
      <style:text-properties fo:color="#99284C" fo:font-size="10.5pt" style:font-size-asian="10.5pt" style:font-size-complex="10.5pt"/>
    </style:style>
    <style:style style:name="P61" style:parent-style-name="Standard" style:family="paragraph">
      <style:text-properties fo:color="#99284C" fo:font-size="10.5pt" style:font-size-asian="10.5pt" style:font-size-complex="10.5pt"/>
    </style:style>
    <style:style style:name="P62" style:parent-style-name="Standard" style:family="paragraph">
      <style:paragraph-properties fo:margin-left="0.4923in">
        <style:tab-stops/>
      </style:paragraph-properties>
      <style:text-properties fo:font-size="10.5pt" style:font-size-asian="10.5pt" style:font-size-complex="10.5pt"/>
    </style:style>
    <style:style style:name="P63" style:parent-style-name="Standard" style:family="paragraph">
      <style:text-properties fo:color="#800000" fo:font-size="10.5pt" style:font-size-asian="10.5pt" style:font-size-complex="10.5pt"/>
    </style:style>
    <style:style style:name="P64" style:parent-style-name="Standard" style:family="paragraph">
      <style:text-properties fo:font-size="10.5pt" style:font-size-asian="10.5pt" style:font-size-complex="10.5pt"/>
    </style:style>
    <style:style style:name="P65" style:parent-style-name="Standard" style:family="paragraph">
      <style:text-properties fo:font-size="10.5pt" style:font-size-asian="10.5pt" style:font-size-complex="10.5pt"/>
    </style:style>
    <style:style style:name="P66" style:parent-style-name="Standard" style:family="paragraph">
      <style:text-properties fo:font-size="10.5pt" style:font-size-asian="10.5pt" style:font-size-complex="10.5pt"/>
    </style:style>
    <style:style style:name="P67" style:parent-style-name="Standard" style:family="paragraph">
      <style:text-properties fo:font-size="10.5pt" style:font-size-asian="10.5pt" style:font-size-complex="10.5pt"/>
    </style:style>
    <style:style style:name="P68" style:parent-style-name="Standard" style:family="paragraph">
      <style:text-properties fo:color="#99284C" fo:font-size="10.5pt" style:font-size-asian="10.5pt" style:font-size-complex="10.5pt"/>
    </style:style>
    <style:style style:name="P69" style:parent-style-name="Standard" style:family="paragraph">
      <style:text-properties fo:color="#99284C" fo:font-size="10.5pt" style:font-size-asian="10.5pt" style:font-size-complex="10.5pt"/>
    </style:style>
    <style:style style:name="P70" style:parent-style-name="Standard" style:family="paragraph">
      <style:text-properties fo:color="#99284C" fo:font-size="10.5pt" style:font-size-asian="10.5pt" style:font-size-complex="10.5pt"/>
    </style:style>
    <style:style style:name="P71" style:parent-style-name="Standard" style:family="paragraph">
      <style:text-properties fo:color="#99284C" fo:font-size="10.5pt" style:font-size-asian="10.5pt" style:font-size-complex="10.5pt"/>
    </style:style>
    <style:style style:name="P72" style:parent-style-name="Standard" style:family="paragraph">
      <style:text-properties fo:color="#99284C" fo:font-size="10.5pt" style:font-size-asian="10.5pt" style:font-size-complex="10.5pt"/>
    </style:style>
    <style:style style:name="P73" style:parent-style-name="Standard" style:family="paragraph">
      <style:text-properties fo:color="#99284C" fo:font-size="10.5pt" style:font-size-asian="10.5pt" style:font-size-complex="10.5pt"/>
    </style:style>
    <style:style style:name="P74" style:parent-style-name="Standard" style:family="paragraph">
      <style:text-properties fo:font-size="10.5pt" style:font-size-asian="10.5pt" style:font-size-complex="10.5pt"/>
    </style:style>
    <style:style style:name="P75" style:parent-style-name="Standard" style:family="paragraph">
      <style:text-properties fo:font-size="10.5pt" style:font-size-asian="10.5pt" style:font-size-complex="10.5pt" fo:language="en" fo:country="US"/>
    </style:style>
    <style:style style:name="P76" style:parent-style-name="Standard" style:family="paragraph">
      <style:text-properties fo:font-size="10.5pt" style:font-size-asian="10.5pt" style:font-size-complex="10.5pt" fo:language="en" fo:country="US"/>
    </style:style>
    <style:style style:name="P77" style:parent-style-name="Standard" style:family="paragraph">
      <style:text-properties fo:color="#99284C" fo:font-size="10.5pt" style:font-size-asian="10.5pt" style:font-size-complex="10.5pt"/>
    </style:style>
    <style:style style:name="P78" style:parent-style-name="Standard" style:family="paragraph">
      <style:text-properties fo:color="#99284C" fo:font-size="10.5pt" style:font-size-asian="10.5pt" style:font-size-complex="10.5pt"/>
    </style:style>
    <style:style style:name="P79" style:parent-style-name="Standard" style:family="paragraph">
      <style:text-properties fo:color="#99284C" fo:font-size="10.5pt" style:font-size-asian="10.5pt" style:font-size-complex="10.5pt"/>
    </style:style>
    <style:style style:name="P80" style:parent-style-name="Standard" style:family="paragraph">
      <style:text-properties fo:color="#99284C" fo:font-size="10.5pt" style:font-size-asian="10.5pt" style:font-size-complex="10.5pt"/>
    </style:style>
    <style:style style:name="P81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82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T83" style:parent-style-name="Fuentedepárrafopredeter." style:family="text">
      <style:text-properties fo:color="#99284C" fo:font-size="10.5pt" style:font-size-asian="10.5pt" style:font-size-complex="10.5pt" fo:language="en" fo:country="US"/>
    </style:style>
    <style:style style:name="T84" style:parent-style-name="Fuentedepárrafopredeter." style:family="text">
      <style:text-properties fo:color="#99284C" fo:font-size="10.5pt" style:font-size-asian="10.5pt" style:font-size-complex="10.5pt" fo:language="en" fo:country="US"/>
    </style:style>
    <style:style style:name="T85" style:parent-style-name="Fuentedepárrafopredeter." style:family="text">
      <style:text-properties style:font-name="DejaVu Sans" fo:color="#99284C" fo:font-size="10.5pt" style:font-size-asian="10.5pt" style:font-size-complex="10.5pt"/>
    </style:style>
    <style:style style:name="P86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87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88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89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90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91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92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93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94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95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96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97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98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99" style:parent-style-name="Standard" style:family="paragraph">
      <style:text-properties fo:color="#99284C" fo:font-size="10.5pt" style:font-size-asian="10.5pt" style:font-size-complex="10.5pt" fo:language="en" fo:country="US"/>
    </style:style>
    <style:style style:name="P100" style:parent-style-name="Standard" style:family="paragraph">
      <style:text-properties fo:font-size="10.5pt" style:font-size-asian="10.5pt" style:font-size-complex="10.5pt"/>
    </style:style>
    <style:style style:name="P101" style:parent-style-name="Standard" style:family="paragraph">
      <style:text-properties fo:font-size="10.5pt" style:font-size-asian="10.5pt" style:font-size-complex="10.5pt"/>
    </style:style>
    <style:style style:name="P102" style:parent-style-name="Standard" style:family="paragraph">
      <style:text-properties fo:font-size="10.5pt" style:font-size-asian="10.5pt" style:font-size-complex="10.5pt"/>
    </style:style>
    <style:style style:name="P103" style:parent-style-name="Standard" style:family="paragraph">
      <style:text-properties fo:font-size="10.5pt" style:font-size-asian="10.5pt" style:font-size-complex="10.5pt"/>
    </style:style>
    <style:style style:name="P104" style:parent-style-name="Standard" style:family="paragraph">
      <style:text-properties fo:font-size="10.5pt" style:font-size-asian="10.5pt" style:font-size-complex="10.5pt"/>
    </style:style>
    <style:style style:name="P105" style:parent-style-name="Standard" style:family="paragraph">
      <style:text-properties fo:font-size="10.5pt" style:font-size-asian="10.5pt" style:font-size-complex="10.5pt"/>
    </style:style>
    <style:style style:name="P106" style:parent-style-name="Standard" style:family="paragraph">
      <style:text-properties fo:font-size="10.5pt" style:font-size-asian="10.5pt" style:font-size-complex="10.5pt"/>
    </style:style>
    <style:style style:name="P107" style:parent-style-name="Standard" style:family="paragraph">
      <style:text-properties fo:font-size="10.5pt" style:font-size-asian="10.5pt" style:font-size-complex="10.5pt"/>
    </style:style>
    <style:style style:name="P108" style:parent-style-name="Standard" style:family="paragraph">
      <style:text-properties fo:font-size="10.5pt" style:font-size-asian="10.5pt" style:font-size-complex="10.5pt"/>
    </style:style>
    <style:style style:name="P109" style:parent-style-name="Standard" style:family="paragraph">
      <style:text-properties fo:font-size="10.5pt" style:font-size-asian="10.5pt" style:font-size-complex="10.5pt"/>
    </style:style>
    <style:style style:name="P110" style:parent-style-name="Standard" style:family="paragraph">
      <style:text-properties fo:font-size="10.5pt" style:font-size-asian="10.5pt" style:font-size-complex="10.5pt"/>
    </style:style>
    <style:style style:name="P111" style:parent-style-name="Standard" style:family="paragraph">
      <style:text-properties fo:font-size="10.5pt" style:font-size-asian="10.5pt" style:font-size-complex="10.5pt"/>
    </style:style>
    <style:style style:name="P112" style:parent-style-name="Standard" style:family="paragraph">
      <style:text-properties fo:font-size="10.5pt" style:font-size-asian="10.5pt" style:font-size-complex="10.5pt"/>
    </style:style>
    <style:style style:name="P113" style:parent-style-name="Standard" style:family="paragraph">
      <style:text-properties fo:font-size="10.5pt" style:font-size-asian="10.5pt" style:font-size-complex="10.5pt"/>
    </style:style>
    <style:style style:name="P114" style:parent-style-name="Standard" style:family="paragraph">
      <style:text-properties fo:font-size="10.5pt" style:font-size-asian="10.5pt" style:font-size-complex="10.5pt"/>
    </style:style>
    <style:style style:name="P115" style:parent-style-name="Standard" style:family="paragraph">
      <style:text-properties fo:font-size="10.5pt" style:font-size-asian="10.5pt" style:font-size-complex="10.5pt"/>
    </style:style>
    <style:style style:name="P116" style:parent-style-name="Standard" style:family="paragraph">
      <style:text-properties fo:font-size="10.5pt" style:font-size-asian="10.5pt" style:font-size-complex="10.5pt"/>
    </style:style>
    <style:style style:name="P117" style:parent-style-name="Standard" style:family="paragraph">
      <style:text-properties fo:color="#99284C" fo:font-size="10.5pt" style:font-size-asian="10.5pt" style:font-size-complex="10.5pt"/>
    </style:style>
    <style:style style:name="P118" style:parent-style-name="Standard" style:family="paragraph">
      <style:text-properties fo:font-size="10.5pt" style:font-size-asian="10.5pt" style:font-size-complex="10.5pt" fo:language="en" fo:country="GB"/>
    </style:style>
    <style:style style:name="P119" style:parent-style-name="Standard" style:family="paragraph">
      <style:text-properties fo:font-size="10.5pt" style:font-size-asian="10.5pt" style:font-size-complex="10.5pt" fo:language="en" fo:country="GB"/>
    </style:style>
    <style:style style:name="P120" style:parent-style-name="Standard" style:family="paragraph">
      <style:text-properties fo:font-size="10.5pt" style:font-size-asian="10.5pt" style:font-size-complex="10.5pt" fo:language="en" fo:country="GB"/>
    </style:style>
    <style:style style:name="P121" style:parent-style-name="Standard" style:family="paragraph">
      <style:text-properties fo:font-size="10.5pt" style:font-size-asian="10.5pt" style:font-size-complex="10.5pt"/>
    </style:style>
    <style:style style:name="P122" style:parent-style-name="Standard" style:family="paragraph">
      <style:text-properties fo:font-size="10.5pt" style:font-size-asian="10.5pt" style:font-size-complex="10.5pt"/>
    </style:style>
    <style:style style:name="P123" style:parent-style-name="Standard" style:family="paragraph">
      <style:text-properties fo:font-size="10.5pt" style:font-size-asian="10.5pt" style:font-size-complex="10.5pt"/>
    </style:style>
    <style:style style:name="P124" style:parent-style-name="Standard" style:family="paragraph">
      <style:text-properties fo:font-size="10.5pt" style:font-size-asian="10.5pt" style:font-size-complex="10.5pt"/>
    </style:style>
    <style:style style:name="P125" style:parent-style-name="Standard" style:family="paragraph">
      <style:text-properties fo:font-size="10.5pt" style:font-size-asian="10.5pt" style:font-size-complex="10.5pt"/>
    </style:style>
    <style:style style:name="P126" style:parent-style-name="Standard" style:family="paragraph">
      <style:text-properties fo:font-size="10.5pt" style:font-size-asian="10.5pt" style:font-size-complex="10.5pt"/>
    </style:style>
    <style:style style:name="P127" style:parent-style-name="Standard" style:family="paragraph">
      <style:text-properties fo:font-size="10.5pt" style:font-size-asian="10.5pt" style:font-size-complex="10.5pt"/>
    </style:style>
    <style:style style:name="P128" style:parent-style-name="Standard" style:family="paragraph">
      <style:text-properties fo:font-size="10.5pt" style:font-size-asian="10.5pt" style:font-size-complex="10.5pt"/>
    </style:style>
    <style:style style:name="P129" style:parent-style-name="Standard" style:family="paragraph">
      <style:text-properties fo:font-size="10.5pt" style:font-size-asian="10.5pt" style:font-size-complex="10.5pt"/>
    </style:style>
    <style:style style:name="P130" style:parent-style-name="Standard" style:family="paragraph">
      <style:text-properties fo:font-size="10.5pt" style:font-size-asian="10.5pt" style:font-size-complex="10.5pt"/>
    </style:style>
    <style:style style:name="P131" style:parent-style-name="Standard" style:family="paragraph">
      <style:text-properties fo:font-size="10.5pt" style:font-size-asian="10.5pt" style:font-size-complex="10.5pt"/>
    </style:style>
    <style:style style:name="P132" style:parent-style-name="Standard" style:family="paragraph">
      <style:text-properties fo:font-size="10.5pt" style:font-size-asian="10.5pt" style:font-size-complex="10.5pt"/>
    </style:style>
    <style:style style:name="P133" style:parent-style-name="Standard" style:family="paragraph">
      <style:text-properties fo:font-size="10.5pt" style:font-size-asian="10.5pt" style:font-size-complex="10.5pt"/>
    </style:style>
    <style:style style:name="P134" style:parent-style-name="Standard" style:family="paragraph">
      <style:text-properties fo:font-size="10.5pt" style:font-size-asian="10.5pt" style:font-size-complex="10.5pt"/>
    </style:style>
    <style:style style:name="P135" style:parent-style-name="Standard" style:family="paragraph">
      <style:text-properties fo:font-size="10.5pt" style:font-size-asian="10.5pt" style:font-size-complex="10.5pt"/>
    </style:style>
    <style:style style:name="P136" style:parent-style-name="Standard" style:family="paragraph">
      <style:text-properties fo:font-size="10.5pt" style:font-size-asian="10.5pt" style:font-size-complex="10.5pt"/>
    </style:style>
    <style:style style:name="P137" style:parent-style-name="Standard" style:family="paragraph">
      <style:text-properties fo:font-size="10.5pt" style:font-size-asian="10.5pt" style:font-size-complex="10.5pt"/>
    </style:style>
    <style:style style:name="P138" style:parent-style-name="Standard" style:family="paragraph">
      <style:text-properties fo:font-size="10.5pt" style:font-size-asian="10.5pt" style:font-size-complex="10.5pt"/>
    </style:style>
    <style:style style:name="P139" style:parent-style-name="Standard" style:family="paragraph">
      <style:paragraph-properties fo:margin-left="0.4923in">
        <style:tab-stops/>
      </style:paragraph-properties>
      <style:text-properties fo:font-size="10.5pt" style:font-size-asian="10.5pt" style:font-size-complex="10.5pt"/>
    </style:style>
    <style:style style:name="P140" style:parent-style-name="Standard" style:family="paragraph">
      <style:text-properties fo:font-size="10.5pt" style:font-size-asian="10.5pt" style:font-size-complex="10.5pt"/>
    </style:style>
    <style:style style:name="P141" style:parent-style-name="Standard" style:family="paragraph">
      <style:text-properties fo:font-size="10.5pt" style:font-size-asian="10.5pt" style:font-size-complex="10.5pt"/>
    </style:style>
    <style:style style:name="P142" style:parent-style-name="Standard" style:family="paragraph">
      <style:text-properties fo:font-size="10.5pt" style:font-size-asian="10.5pt" style:font-size-complex="10.5pt"/>
    </style:style>
    <style:style style:name="P143" style:parent-style-name="Standard" style:family="paragraph">
      <style:text-properties fo:font-size="10.5pt" style:font-size-asian="10.5pt" style:font-size-complex="10.5pt"/>
    </style:style>
    <style:style style:name="P144" style:parent-style-name="Standard" style:family="paragraph">
      <style:text-properties fo:font-size="10.5pt" style:font-size-asian="10.5pt" style:font-size-complex="10.5pt"/>
    </style:style>
    <style:style style:name="P145" style:parent-style-name="Standard" style:family="paragraph">
      <style:text-properties fo:font-size="10.5pt" style:font-size-asian="10.5pt" style:font-size-complex="10.5pt"/>
    </style:style>
    <style:style style:name="P146" style:parent-style-name="Standard" style:family="paragraph">
      <style:text-properties fo:font-size="10.5pt" style:font-size-asian="10.5pt" style:font-size-complex="10.5pt" fo:language="en" fo:country="GB"/>
    </style:style>
    <style:style style:name="P147" style:parent-style-name="Standard" style:family="paragraph">
      <style:text-properties fo:font-size="10.5pt" style:font-size-asian="10.5pt" style:font-size-complex="10.5pt" fo:language="en" fo:country="GB"/>
    </style:style>
    <style:style style:name="P148" style:parent-style-name="Standard" style:family="paragraph">
      <style:text-properties fo:color="#000000" fo:font-size="10.5pt" style:font-size-asian="10.5pt" style:font-size-complex="10.5pt" fo:language="en" fo:country="GB"/>
    </style:style>
    <style:style style:name="P149" style:parent-style-name="Standard" style:family="paragraph">
      <style:paragraph-properties fo:margin-left="0.4923in">
        <style:tab-stops/>
      </style:paragraph-properties>
      <style:text-properties style:font-name="Times New Roman" style:font-name-asian="Courier" style:font-name-complex="Courier" style:text-underline-type="single" style:text-underline-style="solid" style:text-underline-width="auto" style:text-underline-mode="continuous" fo:language="en" fo:country="GB"/>
    </style:style>
  </office:automatic-styles>
  <office:body>
    <office:text text:use-soft-page-breaks="true">
      <text:p text:style-name="P1">2. Definición sintáctica del lenguaje</text:p>
      <text:p text:style-name="P2"/>
      <text:p text:style-name="P3">2.1. Descripción de los operadores</text:p>
      <text:p text:style-name="P4"/>
      <text:p text:style-name="P5">Los operadores del lenguaje son los siguientes. Todos asocian a derechas, excepto los de nivel 3:</text:p>
      <text:p text:style-name="P6"><text:span text:style-name="T7">Operador</text:span><text:span text:style-name="T8"><text:tab/></text:span><text:span text:style-name="T9">Aridad:</text:span></text:p>
      <text:p text:style-name="P10">Nivel 0 – menor prioridad</text:p>
      <text:p text:style-name="P11">&lt;<text:tab/>2</text:p>
      <text:p text:style-name="P12">&gt;<text:tab/>2</text:p>
      <text:p text:style-name="P13">&lt;=<text:tab/>2</text:p>
      <text:p text:style-name="P14">&gt;=<text:tab/>2</text:p>
      <text:p text:style-name="P15">=<text:tab/>2</text:p>
      <text:p text:style-name="P16">=/=<text:tab/>2</text:p>
      <text:p text:style-name="P17">Nivel 1</text:p>
      <text:p text:style-name="P18">+<text:tab/>2</text:p>
      <text:p text:style-name="P19">-<text:tab/>2</text:p>
      <text:p text:style-name="P20">or<text:s/><text:tab/>2</text:p>
      <text:p text:style-name="P21">Nivel 2</text:p>
      <text:p text:style-name="P22">*<text:tab/>2</text:p>
      <text:p text:style-name="P23">/<text:tab/>2</text:p>
      <text:p text:style-name="P24">%<text:tab/>2</text:p>
      <text:p text:style-name="P25">and<text:s/><text:tab/>2</text:p>
      <text:p text:style-name="P26">Nivel 3</text:p>
      <text:p text:style-name="P27">&gt;&gt;<text:tab/>2</text:p>
      <text:p text:style-name="P28">&lt;&lt;<text:tab/>2</text:p>
      <text:p text:style-name="P29">Nivel 4 – mayor prioridad</text:p>
      <text:p text:style-name="P30">not<text:tab/>1</text:p>
      <text:p text:style-name="P31">-<text:tab/>1</text:p>
      <text:p text:style-name="P32">(float)<text:tab/>1</text:p>
      <text:p text:style-name="P33">(int)<text:tab/>1</text:p>
      <text:p text:style-name="P34">(nat)<text:tab/>1</text:p>
      <text:p text:style-name="P35">(char)<text:tab/>1</text:p>
      <text:p text:style-name="P36">| |<text:tab/>1</text:p>
      <text:p text:style-name="P37"/>
      <text:p text:style-name="Standard"><text:span text:style-name="T38">2.2. Formalización de la sintaxis</text:span></text:p>
      <text:p text:style-name="P39"/>
      <text:p text:style-name="P40">Programa → Declaraciones &amp; Instrucciones</text:p>
      <text:p text:style-name="P41"/>
      <text:p text:style-name="P42">Declaraciones → Declaraciones ; Declaracion</text:p>
      <text:p text:style-name="P43">Declaraciones → Declaración</text:p>
      <text:p text:style-name="P44">Declaracion → DeclaracionTipo</text:p>
      <text:p text:style-name="P45">Declaracion → DeclaracionVariable</text:p>
      <text:p text:style-name="P46">DeclaracionTipo → tipo id = Tipo</text:p>
      <text:p text:style-name="P47">DeclaraciónVarible → id : Tipo</text:p>
      <text:p text:style-name="P48"/>
      <text:p text:style-name="P49">Tipo → Boolean</text:p>
      <text:p text:style-name="P50">Tipo → character</text:p>
      <text:p text:style-name="P51">Tipo → Float</text:p>
      <text:p text:style-name="P52">Tipo → Natural</text:p>
      <text:p text:style-name="P53">Tipo → id</text:p>
      <text:p text:style-name="P54">Tipo → array [Expresion] of Tipo</text:p>
      <text:p text:style-name="P55">Tipo →<text:s/>record { Campos }</text:p>
      <text:p text:style-name="P56">Tipo →<text:s/>pointer<text:s/>Tipo</text:p>
      <text:p text:style-name="P57"/>
      <text:p text:style-name="P58"/>
      <text:p text:style-name="P59">Campos → Campos ';'<text:s/>Campo</text:p>
      <text:p text:style-name="P60">Campos → Campo</text:p>
      <text:soft-page-break/>
      <text:p text:style-name="P61">Campo → id : Tipo</text:p>
      <text:p text:style-name="P62"/>
      <text:p text:style-name="P63">Instrucciones → Instrucciones ; Instrucción</text:p>
      <text:p text:style-name="P64">Instrucciones → Instrucción</text:p>
      <text:p text:style-name="P65">Instrucción → InsLectura</text:p>
      <text:p text:style-name="P66">Instrucción → InsEscritura</text:p>
      <text:p text:style-name="P67">Instrucción → InsAsignación</text:p>
      <text:p text:style-name="P68">Instrucción → InsCompuesta</text:p>
      <text:p text:style-name="P69">Instrucción → InsIf</text:p>
      <text:p text:style-name="P70">Instrucción → InsWhile</text:p>
      <text:p text:style-name="P71">Instrucción<text:s/>→ InsFor</text:p>
      <text:p text:style-name="P72">Instrucción → InsNew</text:p>
      <text:p text:style-name="P73">Instrucción → InsDis</text:p>
      <text:p text:style-name="P74"/>
      <text:p text:style-name="P75">InsLectura → <text:s/>in(id)</text:p>
      <text:p text:style-name="P76">InsEscritura → out(Expresion)</text:p>
      <text:p text:style-name="P77">InsAsignación → Mem := Expresión</text:p>
      <text:p text:style-name="P78"/>
      <text:p text:style-name="P79">InsCompuesta →<text:s/>{ Instrucciones }</text:p>
      <text:p text:style-name="P80"/>
      <text:p text:style-name="P81">InsIf → if Expresion then Instrucción Pelse</text:p>
      <text:p text:style-name="P82">PElse → else Instrucción</text:p>
      <text:p text:style-name="Standard"><text:span text:style-name="T83">PElse →</text:span><text:span text:style-name="T84"><text:s/></text:span><text:span text:style-name="T85">λ</text:span></text:p>
      <text:p text:style-name="P86"/>
      <text:p text:style-name="P87">InsWhile → while Expresion do Instrucción</text:p>
      <text:p text:style-name="P88"/>
      <text:p text:style-name="P89">InsFor<text:s/>→ for id=Expresion to Expresion do Instruccion</text:p>
      <text:p text:style-name="P90"/>
      <text:p text:style-name="P91">InsNew → new Mem</text:p>
      <text:p text:style-name="P92"/>
      <text:p text:style-name="P93">InsDis → dispose<text:s/>Mem</text:p>
      <text:p text:style-name="P94"/>
      <text:p text:style-name="P95">Mem → id</text:p>
      <text:p text:style-name="P96">Mem → Mem-&gt;<text:s/></text:p>
      <text:p text:style-name="P97">Mem → Mem[Exp]</text:p>
      <text:p text:style-name="P98">Mem → Mem.id</text:p>
      <text:p text:style-name="P99"/>
      <text:p text:style-name="P100">Expresión → ExpresiónNiv1 OpNiv0 ExpresiónNiv1</text:p>
      <text:p text:style-name="P101">Expresión → ExpresiónNiv1</text:p>
      <text:p text:style-name="P102"/>
      <text:p text:style-name="P103">ExpresiónNiv1 → ExpresiónNiv1 OpNiv1<text:s/>ExpresiónNiv2</text:p>
      <text:p text:style-name="P104">ExpresiónNiv1 → ExpresiónNiv2</text:p>
      <text:p text:style-name="P105"/>
      <text:p text:style-name="P106">ExpresiónNiv2 → ExpresiónNiv2 OpNiv2 ExpresiónNiv3</text:p>
      <text:p text:style-name="P107">ExpresiónNiv2 → ExpresiónNiv3</text:p>
      <text:p text:style-name="P108"/>
      <text:p text:style-name="P109">ExpresiónNiv3 → ExpresionNiv4 OpNiv3 ExpresiónNiv3</text:p>
      <text:p text:style-name="P110">ExpresiónNiv3 → ExpresiónNiv4</text:p>
      <text:p text:style-name="P111"/>
      <text:p text:style-name="P112">ExpresiónNiv4 → OpNiv4 ExpresiónNiv4</text:p>
      <text:p text:style-name="P113">ExpresiónNiv4 → | Expresión |</text:p>
      <text:p text:style-name="P114">ExpresiónNiv4 → ( Expresión )</text:p>
      <text:p text:style-name="P115">ExpresiónNiv4 → Literal</text:p>
      <text:p text:style-name="P116"/>
      <text:p text:style-name="P117">Literal → Mem</text:p>
      <text:p text:style-name="P118">Literal → litNat</text:p>
      <text:p text:style-name="P119">Literal → litFlo</text:p>
      <text:p text:style-name="P120">Literal → litTrue</text:p>
      <text:p text:style-name="P121">Litera → litFalse</text:p>
      <text:p text:style-name="P122">Literal → litCha</text:p>
      <text:p text:style-name="P123"/>
      <text:p text:style-name="P124">OpNiv0 → &lt;</text:p>
      <text:p text:style-name="P125">OpNiv0 → &gt;<text:tab/></text:p>
      <text:p text:style-name="P126">OpNiv0 → &lt;=<text:tab/></text:p>
      <text:p text:style-name="P127">OpNiv0 → &gt;=</text:p>
      <text:p text:style-name="P128">OpNiv0 → =</text:p>
      <text:p text:style-name="P129">OpNiv0 → =/=</text:p>
      <text:p text:style-name="P130"/>
      <text:p text:style-name="P131">OpNiv1<text:s/>→ +</text:p>
      <text:p text:style-name="P132">OpNiv1 → -</text:p>
      <text:p text:style-name="P133">OpNiv1 → or</text:p>
      <text:p text:style-name="P134"/>
      <text:p text:style-name="P135">OpNiv2 → *</text:p>
      <text:p text:style-name="P136">OpNiv2 → /</text:p>
      <text:p text:style-name="P137">OpNiv2 → %</text:p>
      <text:p text:style-name="P138">OpNiv2 → and</text:p>
      <text:p text:style-name="P139"/>
      <text:p text:style-name="P140">OpNiv3 → &gt;&gt;</text:p>
      <text:p text:style-name="P141">OpNiv3 → &lt;&lt;</text:p>
      <text:p text:style-name="P142"/>
      <text:p text:style-name="P143">OpNiv4 → not</text:p>
      <text:p text:style-name="P144">OpNiv4 → -</text:p>
      <text:p text:style-name="P145">OpNiv4 → (float)</text:p>
      <text:p text:style-name="P146">OpNiv4 → (int)</text:p>
      <text:p text:style-name="P147">OpNiv4 → (nat)</text:p>
      <text:p text:style-name="P148">OpNiv4 → (char)</text:p>
      <text:p text:style-name="P1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horndale AMT" svg:font-family="Thorndale AMT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Courier" svg:font-family="Courier" style:font-family-generic="modern" style:font-pitch="fixed" svg:panose-1="2 7 4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horndale AMT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ector </meta:initial-creator>
    <dc:creator>Tarancon</dc:creator>
    <meta:creation-date>2010-01-12T10:05:00Z</meta:creation-date>
    <dc:date>2010-03-28T15:23:00Z</dc:date>
    <meta:template xlink:href="Normal" xlink:type="simple"/>
    <meta:editing-cycles>16</meta:editing-cycles>
    <meta:editing-duration>PT18240S</meta:editing-duration>
    <meta:document-statistic meta:page-count="3" meta:paragraph-count="4" meta:word-count="363" meta:character-count="2359" meta:row-count="16" meta:non-whitespace-character-count="2000"/>
  </office:meta>
</office:document-meta>
</file>